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<text:line-break/><text:line-break/>1 Place to work (3 options) <text:span text:style-name="T1">5 hours (front - 1h)</text:span><text:line-break/>-In house<text:line-break/>-Remote<text:line-break/>- In house\Remote<text:line-break/><text:line-break/>2 Change list of categories to 9 categories on the home page <text:span text:style-name="T1">30 minutes</text:span><text:line-break/><text:line-break/>3 Reviews 5 stars <text:span text:style-name="T1">1hour</text:span><text:line-break/><text:line-break/>4 <text:s/>Adding Diplomas <text:span text:style-name="T1">4 hours + 2 hours for search (front 9h) <text:line-break/></text:span>- Upload diplomas<text:line-break/>- Set the title<text:line-break/>- Click to download the file <text:line-break/><text:line-break/>5 Hourly rate 3 options from the site <text:span text:style-name="T1">3 hours(need create this) (front - 1h)</text:span><text:line-break/><text:line-break/></text:p>
      <text:p text:style-name="Standard">6 Availability <text:span text:style-name="T1">5 hours (front - 4.5 h </text:span><text:line-break/>-set the amount of hours per week<text:line-break/>-set the days when available<text:line-break/><text:line-break/>7 <text:s/>Adding Certificates (same as 4 Diplomas) <text:span text:style-name="T1">2,5 hours (front - 9h)</text:span><text:line-break/><text:line-break/><text:line-break/>8 Adding Skills <text:span text:style-name="T1">3,5 hours 75-80 max symbols (front- 3h)</text:span><text:line-break/><text:line-break/>-adding manually from backend<text:line-break/>-removing manually from backend<text:line-break/>-15 max<text:line-break/><text:line-break/>9 Previous work experience <text:span text:style-name="T1">3 hours (front - 5h)</text:span><text:line-break/>- adding logo of company<text:line-break/>- adding title<text:line-break/>- adding description<text:line-break/>- adding period of work<text:line-break/><text:line-break/>10 Adding portfolio items <text:span text:style-name="T1">3 hours (front 10h)</text:span><text:line-break/>- 15 max<text:line-break/>- adding images<text:line-break/>- cropping images according to the size of slider<text:line-break/>-Do we need to make a pop-up on click to show item like it is without cropping. <text:span text:style-name="T2"><text:line-break/>Yes we do </text:span></text:p>
      <text:p text:style-name="Standard"/>
      <text:p text:style-name="Standard"/>
      <text:p text:style-name="Standard"><text:line-break/>11 Video <text:span text:style-name="T1">6 hours (need create this) (front 12h)</text:span><text:line-break/>- adding video<text:line-break/>- if video not added don’t show it on frontend<text:line-break/><text:span text:style-name="T2">?? Upload only video file or also link to Youtube ect.??<text:line-break/></text:span><text:line-break/><text:line-break/>12 Regions <text:span text:style-name="T1">4 hours (need create this) (8h)</text:span><text:line-break/>-add 5 cities on backend and connect with filters on frontend</text:p>
      <text:p text:style-name="Standard">5 regions not citys <text:span text:style-name="T1">Randstad, Zuid Nederland, Oost nederland Midden nederland en Noord nederland </text:span></text:p>
      <text:p text:style-name="Standard"/>
      <text:p text:style-name="Standard">Pup op agenda fron pop up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69" meta:character-count="1438" meta:non-whitespace-character-count="1149"/>
    <meta:generator>LibreOfficeDev/6.0.5.2$Linux_X86_64 LibreOffice_project/</meta:generator>
  </office:meta>
</office:document-meta>
</file>